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85da" officeooo:paragraph-rsid="001885da" style:font-size-asian="14pt" style:font-size-complex="14pt"/>
    </style:style>
    <style:style style:name="P2" style:family="paragraph" style:parent-style-name="Standard" style:list-style-name="L17">
      <style:paragraph-properties fo:text-align="start" style:justify-single-word="false"/>
      <style:text-properties fo:font-size="12pt" officeooo:rsid="0025d1bc" officeooo:paragraph-rsid="0025d1bc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4pt" officeooo:rsid="0025d1bc" officeooo:paragraph-rsid="0025d1bc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Defined Process</text:p>
      <text:p text:style-name="P1"/>
      <text:list xml:id="list4054937508" text:style-name="L17">
        <text:list-item>
          <text:p text:style-name="P2">Introdução</text:p>
          <text:list>
            <text:list-item>
              <text:p text:style-name="P2">Esse documento tem como objetivo comentar do processo utilizado para a construção dos demais artefatos no projeto.</text:p>
            </text:list-item>
          </text:list>
          <text:p text:style-name="P2"/>
        </text:list-item>
        <text:list-item>
          <text:p text:style-name="P2">Divisão do trabalho</text:p>
          <text:list>
            <text:list-item>
              <text:p text:style-name="P2">Para desenvolver os artefatos dividimos o número de artefatos para cada integrante, dessa forma cada integrante ficou encarregado de fazer um artefato e por fim o artefato smoke-test foi feito por toda a equipe.</text:p>
            </text:list-item>
            <text:list-item>
              <text:p text:style-name="P2">Cada integrante conversou com outros integrantes quando dúvidas a cerca de um artefato anterior apareçesse.</text:p>
              <text:p text:style-name="P2"/>
            </text:list-item>
          </text:list>
        </text:list-item>
        <text:list-item>
          <text:p text:style-name="P2">Iterações</text:p>
          <text:list>
            <text:list-item>
              <text:p text:style-name="P2">O projeto foi dividido em 4 ciclos de iterações onde cada integrante ficou responsável em fazer algum de seus artefatos.</text:p>
              <text:p text:style-name="P2"/>
            </text:list-item>
          </text:list>
        </text:list-item>
        <text:list-item>
          <text:p text:style-name="P2">Respositório de artefatos</text:p>
          <text:list>
            <text:list-item>
              <text:p text:style-name="P2">Afim de centralizar todo o conteúdo construído foi criado um repositório no github que pode ser encontrado em <text:a xlink:type="simple" xlink:href="https://github.com/gustavoasb/es-laconhttps://github.com/gustavoasb/es-lacon" text:style-name="Internet_20_link" text:visited-style-name="Visited_20_Internet_20_Link">https://github.com/gustavoasb/es-laconhttps://github.com/gustavoasb/es-lacon</text:a></text:p>
            </text:list-item>
            <text:list-item>
              <text:p text:style-name="P2">Nesse respositório pode ser encontrado a lista com as tarefas de cada integrante do grupo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18:18:29.455168748</meta:creation-date>
    <dc:date>2021-05-02T13:45:50.870698503</dc:date>
    <meta:editing-duration>PT37M52S</meta:editing-duration>
    <meta:editing-cycles>6</meta:editing-cycles>
    <meta:generator>LibreOffice/7.1.2.2$Linux_X86_64 LibreOffice_project/10$Build-2</meta:generator>
    <meta:document-statistic meta:table-count="0" meta:image-count="0" meta:object-count="0" meta:page-count="1" meta:paragraph-count="14" meta:word-count="144" meta:character-count="927" meta:non-whitespace-character-count="807"/>
  </office:meta>
</office:document-meta>
</file>